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1cbfca" officeooo:paragraph-rsid="001cbfca"/>
    </style:style>
    <style:style style:name="P3" style:family="paragraph" style:parent-style-name="Standard" style:list-style-name="L1">
      <style:text-properties fo:language="en" fo:country="US" officeooo:rsid="001a62ae" officeooo:paragraph-rsid="001a62ae"/>
    </style:style>
    <style:style style:name="P4" style:family="paragraph" style:parent-style-name="Standard" style:list-style-name="L1">
      <style:text-properties fo:language="en" fo:country="US" officeooo:rsid="001d9616" officeooo:paragraph-rsid="001d9616"/>
    </style:style>
    <style:style style:name="P5" style:family="paragraph" style:parent-style-name="Header">
      <style:text-properties fo:language="en" fo:country="US" officeooo:rsid="00186d53" officeooo:paragraph-rsid="001d9616"/>
    </style:style>
    <style:style style:name="T1" style:family="text">
      <style:text-properties fo:color="#808080" fo:font-style="italic" style:font-style-asian="italic" style:font-style-complex="italic"/>
    </style:style>
    <style:style style:name="T2" style:family="text">
      <style:text-properties fo:color="#808080" fo:font-style="italic" officeooo:rsid="001bd6a5" style:font-style-asian="italic" style:font-style-complex="italic"/>
    </style:style>
    <style:style style:name="T3" style:family="text">
      <style:text-properties fo:color="#808080" fo:font-style="italic" officeooo:rsid="001d9616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list xml:id="list2337103405" text:style-name="L1">
        <text:list-item>
          <text:p text:style-name="P4">20170508:</text:p>
          <text:list>
            <text:list-item>
              <text:p text:style-name="P4"/>
            </text:list-item>
            <text:list-item>
              <text:p text:style-name="P4">d</text:p>
            </text:list-item>
            <text:list-item>
              <text:p text:style-name="P4">d</text:p>
            </text:list-item>
            <text:list-item>
              <text:p text:style-name="P4">d</text:p>
            </text:list-item>
          </text:list>
        </text:list-item>
        <text:list-item>
          <text:p text:style-name="P3">d</text:p>
        </text:list-item>
        <text:list-item>
          <text:p text:style-name="P3">d</text:p>
        </text:list-item>
        <text:list-item>
          <text:p text:style-name="P3">d</text:p>
        </text:list-item>
        <text:list-item>
          <text:p text:style-name="P3">d</text:p>
        </text:list-item>
        <text:list-item>
          <text:p text:style-name="P3">d</text:p>
        </text:list-item>
        <text:list-item>
          <text:p text:style-name="P3">d</text:p>
        </text:list-item>
        <text:list-item>
          <text:p text:style-name="P3">d</text:p>
        </text:list-item>
        <text:list-item>
          <text:p text:style-name="P3">d</text:p>
        </text:list-item>
        <text:list-item>
          <text:p text:style-name="P3">d</text:p>
        </text:list-item>
        <text:list-item>
          <text:p text:style-name="P3">d</text:p>
        </text:list-item>
        <text:list-item>
          <text:p text:style-name="P3">d</text:p>
        </text:list-item>
        <text:list-item>
          <text:p text:style-name="P3">d</text:p>
        </text:list-item>
        <text:list-item>
          <text:p text:style-name="P3">d</text:p>
        </text:list-item>
        <text:list-item>
          <text:p text:style-name="P3">d</text:p>
        </text:list-item>
        <text:list-item>
          <text:p text:style-name="P3">dd</text:p>
        </text:list-item>
        <text:list-item>
          <text:p text:style-name="P3">d</text:p>
        </text:list-item>
        <text:list-item>
          <text:p text:style-name="P3">d</text:p>
        </text:list-item>
        <text:list-item>
          <text:p text:style-name="P3"/>
        </text:list-item>
      </text:list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86d53" officeooo:paragraph-rsid="001d9616"/>
    </style:style>
    <style:style style:name="MT1" style:family="text">
      <style:text-properties fo:color="#808080" fo:font-style="italic" officeooo:rsid="001d9616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goo robot car - what to work on next</text:span><text:tab/><text:tab/>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S</meta:editing-duration>
    <meta:editing-cycles>7</meta:editing-cycles>
    <meta:generator>LibreOffice/5.3.2.2$Windows_X86_64 LibreOffice_project/6cd4f1ef626f15116896b1d8e1398b56da0d0ee1</meta:generator>
    <dc:date>2017-05-08T19:05:50.843000000</dc:date>
    <meta:document-statistic meta:table-count="0" meta:image-count="0" meta:object-count="0" meta:page-count="1" meta:paragraph-count="24" meta:word-count="54" meta:character-count="97" meta:non-whitespace-character-count="87"/>
    <meta:user-defined meta:name="Info 1"/>
    <meta:user-defined meta:name="Info 2"/>
    <meta:user-defined meta:name="Info 3"/>
    <meta:user-defined meta:name="Info 4"/>
  </office:meta>
</office:document-meta>
</file>